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10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579cm" fo:break-before="auto" style:use-optimal-row-height="true"/>
    </style:style>
    <style:style style:name="ro16" style:family="table-row">
      <style:table-row-properties style:row-height="4.29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4.897cm" fo:break-before="auto" style:use-optimal-row-height="true"/>
    </style:style>
    <style:style style:name="ro19" style:family="table-row">
      <style:table-row-properties style:row-height="0.877cm" fo:break-before="auto" style:use-optimal-row-height="true"/>
    </style:style>
    <style:style style:name="ro20" style:family="table-row">
      <style:table-row-properties style:row-height="2.342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3.21cm" fo:break-before="auto" style:use-optimal-row-height="true"/>
    </style:style>
    <style:style style:name="ro23" style:family="table-row">
      <style:table-row-properties style:row-height="3.87cm" fo:break-before="auto" style:use-optimal-row-height="true"/>
    </style:style>
    <style:style style:name="ro24" style:family="table-row">
      <style:table-row-properties style:row-height="2.427cm" fo:break-before="auto" style:use-optimal-row-height="true"/>
    </style:style>
    <style:style style:name="ro25" style:family="table-row">
      <style:table-row-properties style:row-height="4.796cm" fo:break-before="auto" style:use-optimal-row-height="true"/>
    </style:style>
    <style:style style:name="ro26" style:family="table-row">
      <style:table-row-properties style:row-height="3.685cm" fo:break-before="auto" style:use-optimal-row-height="true"/>
    </style:style>
    <style:style style:name="ro27" style:family="table-row">
      <style:table-row-properties style:row-height="1.6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1">
            <text:p>0928 <text:s/>11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1">
            <text:p>0928 <text:s/>110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1">
            <text:p>0928 <text:s/>11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2">
            <text:p>0928 <text:s/>110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2">
            <text:p>0928 <text:s/>11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2">
            <text:p>0928 <text:s/>110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2">
            <text:p>0928 <text:s/>110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2">
            <text:p>0928 <text:s/>110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2">
            <text:p>0928 <text:s/>110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3">
            <text:p>0928 <text:s/>11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3">
            <text:p>0928 <text:s/>110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3">
            <text:p>0928 <text:s/>110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5">
            <text:p>15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3">
            <text:p>0928 <text:s/>11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6">
            <text:p>16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3">
            <text:p>0928 <text:s/>1104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3">
            <text:p>0928 <text:s/>11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4">
            <text:p>0928 <text:s/>11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9">
            <text:p>19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4">
            <text:p>0928 <text:s/>110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4">
            <text:p>0928 <text:s/>11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4">
            <text:p>0928 <text:s/>110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4">
            <text:p>0928 <text:s/>1104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4">
            <text:p>0928 <text:s/>110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5">
            <text:p>0928 <text:s/>110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5">
            <text:p>0928 <text:s/>11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5">
            <text:p>0928 <text:s/>110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7">
            <text:p>27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5">
            <text:p>0928 <text:s/>110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8">
            <text:p>28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5">
            <text:p>0928 <text:s/>110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9">
            <text:p>29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5">
            <text:p>0928 <text:s/>110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0">
            <text:p>30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5">
            <text:p>0928 <text:s/>11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6">
            <text:p>0928 <text:s/>11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6">
            <text:p>0928 <text:s/>110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3">
            <text:p>33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6">
            <text:p>0928 <text:s/>11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6">
            <text:p>0928 <text:s/>11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6">
            <text:p>0928 <text:s/>110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6">
            <text:p>0928 <text:s/>11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6">
            <text:p>0928 <text:s/>110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8">
            <text:p>38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6">
            <text:p>0928 <text:s/>11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7">
            <text:p>0928 <text:s/>110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7">
            <text:p>0928 <text:s/>110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1">
            <text:p>41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7">
            <text:p>0928 <text:s/>110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2">
            <text:p>42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7">
            <text:p>0928 <text:s/>11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7">
            <text:p>0928 <text:s/>110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4">
            <text:p>44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7">
            <text:p>0928 <text:s/>11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5">
            <text:p>4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7">
            <text:p>0928 <text:s/>110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8">
            <text:p>0928 <text:s/>110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7">
            <text:p>4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8">
            <text:p>0928 <text:s/>110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8">
            <text:p>0928 <text:s/>110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9">
            <text:p>4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8">
            <text:p>0928 <text:s/>110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8">
            <text:p>0928 <text:s/>110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8">
            <text:p>0928 <text:s/>11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8">
            <text:p>0928 <text:s/>11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9">
            <text:p>0928 <text:s/>11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9">
            <text:p>0928 <text:s/>11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9">
            <text:p>0928 <text:s/>110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6">
            <text:p>5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9">
            <text:p>0928 <text:s/>110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7">
            <text:p>5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6.99">
            <text:p>0928 <text:s/>110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8">
            <text:p>5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">
            <text:p>0928 <text:s/>110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">
            <text:p>0928 <text:s/>1104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60">
            <text:p>6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">
            <text:p>0928 <text:s/>110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1">
            <text:p>6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">
            <text:p>0928 <text:s/>110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2">
            <text:p>6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01">
            <text:p>0928 <text:s/>110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3">
            <text:p>6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01">
            <text:p>0928 <text:s/>110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4">
            <text:p>6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01">
            <text:p>0928 <text:s/>110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5">
            <text:p>6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01">
            <text:p>0928 <text:s/>110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6">
            <text:p>6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02">
            <text:p>0928 <text:s/>110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7">
            <text:p>6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02">
            <text:p>0928 <text:s/>11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02">
            <text:p>0928 <text:s/>110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9">
            <text:p>69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03">
            <text:p>0928 <text:s/>110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0">
            <text:p>70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04">
            <text:p>0928 <text:s/>110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1">
            <text:p>71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04">
            <text:p>0928 <text:s/>11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05">
            <text:p>0928 <text:s/>11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05">
            <text:p>0928 <text:s/>110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4">
            <text:p>74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07">
            <text:p>0928 <text:s/>110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5">
            <text:p>75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07">
            <text:p>0928 <text:s/>110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6">
            <text:p>76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07">
            <text:p>0928 <text:s/>110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7">
            <text:p>77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08">
            <text:p>0928 <text:s/>1104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08">
            <text:p>0928 <text:s/>1104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08">
            <text:p>0928 <text:s/>1104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08">
            <text:p>0928 <text:s/>1104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08">
            <text:p>0928 <text:s/>11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08">
            <text:p>0928 <text:s/>11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08">
            <text:p>0928 <text:s/>11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08">
            <text:p>0928 <text:s/>11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5">
            <text:p>85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09">
            <text:p>0928 <text:s/>11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09">
            <text:p>0928 <text:s/>110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09">
            <text:p>0928 <text:s/>11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8">
            <text:p>8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09">
            <text:p>0928 <text:s/>11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9">
            <text:p>8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09">
            <text:p>0928 <text:s/>110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09">
            <text:p>0928 <text:s/>11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09">
            <text:p>0928 <text:s/>110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2">
            <text:p>9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">
            <text:p>0928 <text:s/>110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3">
            <text:p>93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">
            <text:p>0928 <text:s/>110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">
            <text:p>0928 <text:s/>110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">
            <text:p>0928 <text:s/>110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">
            <text:p>0928 <text:s/>110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7">
            <text:p>97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">
            <text:p>0928 <text:s/>110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">
            <text:p>0928 <text:s/>110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">
            <text:p>0928 <text:s/>110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">
            <text:p>0928 <text:s/>11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1">
            <text:p>0928 <text:s/>110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1">
            <text:p>0928 <text:s/>11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1">
            <text:p>0928 <text:s/>110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1">
            <text:p>0928 <text:s/>11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1">
            <text:p>0928 <text:s/>110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1">
            <text:p>0928 <text:s/>110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1">
            <text:p>0928 <text:s/>110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2">
            <text:p>0928 <text:s/>11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2">
            <text:p>0928 <text:s/>110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2">
            <text:p>0928 <text:s/>110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3">
            <text:p>0928 <text:s/>110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3">
            <text:p>0928 <text:s/>11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3">
            <text:p>113</text:p>
          </table:table-cell>
          <table:table-cell table:style-name="ce3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10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11"/>
          <table:table-cell table:style-name="ce12" office:value-type="string">
            <text:p>schedule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3">
            <text:p>0928 <text:s/>11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4">
            <text:p>114</text:p>
          </table:table-cell>
          <table:table-cell table:style-name="ce3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10" office:value-type="string">
            <text:p>rest / I rest / you rest / tired / I am tired / you are tired / he is tired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3">
            <text:p>0928 <text:s/>110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5">
            <text:p>115</text:p>
          </table:table-cell>
          <table:table-cell table:style-name="ce3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10" office:value-type="string">
            <text:p>hello. / thank you / good bye / good morning</text:p>
          </table:table-cell>
          <table:table-cell table:style-name="ce11"/>
          <table:table-cell table:style-name="ce12"/>
          <table:table-cell table:style-name="ce12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4">
            <text:p>0928 <text:s/>11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6">
            <text:p>116</text:p>
          </table:table-cell>
          <table:table-cell table:style-name="ce3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10" office:value-type="string">
            <text:p>help / I need / your help / I need your help</text:p>
            <text:p>injury / pain / you have pain / you got injure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4">
            <text:p>0928 <text:s/>110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7">
            <text:p>117</text:p>
          </table:table-cell>
          <table:table-cell table:style-name="ce3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10" office:value-type="string">
            <text:p>water / I drink / you drink / thirsty / I eat / we eat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4">
            <text:p>0928 <text:s/>110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8">
            <text:p>118</text:p>
          </table:table-cell>
          <table:table-cell table:style-name="ce3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10" office:value-type="string">
            <text:p>blood / blood on your face / blood on your arm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4">
            <text:p>0928 <text:s/>110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9">
            <text:p>119</text:p>
          </table:table-cell>
          <table:table-cell table:style-name="ce3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10" office:value-type="string">
            <text:p>he cut his leg / he cut his fingers / he cut his hea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4">
            <text:p>0928 <text:s/>110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0">
            <text:p>120</text:p>
          </table:table-cell>
          <table:table-cell table:style-name="ce3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10" office:value-type="string">
            <text:p>blood / face / your face / arm / your arm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4">
            <text:p>0928 <text:s/>11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1">
            <text:p>121</text:p>
          </table:table-cell>
          <table:table-cell table:style-name="ce3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10" office:value-type="string">
            <text:p>a box / to carry / to carry a box / he carries a box / he was carrying a box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4">
            <text:p>0928 <text:s/>11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2">
            <text:p>12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4">
            <text:p>0928 <text:s/>11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3">
            <text:p>12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4">
            <text:p>0928 <text:s/>11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4">
            <text:p>12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4">
            <text:p>0928 <text:s/>11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5">
            <text:p>12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4">
            <text:p>0928 <text:s/>11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6">
            <text:p>12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4">
            <text:p>0928 <text:s/>11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7">
            <text:p>12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4">
            <text:p>0928 <text:s/>11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8">
            <text:p>12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4">
            <text:p>0928 <text:s/>11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9">
            <text:p>12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4">
            <text:p>0928 <text:s/>11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30">
            <text:p>13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8T11:04:17.14">
            <text:p>0928 <text:s/>1104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09-28T11:04:17.14">
            <text:p>0928 <text:s/>1104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9-28T11:04:17.14">
            <text:p>2021/9/28 11:04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28T11:04:17.14">
            <text:p>0928 <text:s/>1104</text:p>
          </table:table-cell>
          <table:table-cell table:style-name="ce7" table:formula="of:=NOW()" office:value-type="date" office:date-value="2021-09-28T11:04:17.14">
            <text:p>0928 <text:s/>1104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9-28T11:04:17.14">
            <text:p>0928 <text:s/>110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3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40]);&quot;)&quot;)" office:value-type="string" office:string-value="(25)">
            <text:p>(25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9-23T09:08:53.48">
            <text:p>0923</text:p>
          </table:table-cell>
          <table:table-cell table:style-name="ce9" office:value-type="string">
            <text:p>v-1-118</text:p>
          </table:table-cell>
          <table:table-cell table:style-name="ce19" office:value-type="string">
            <text:p>máu / máu trên mặt của bạn / máu trên cánh tay của bạn</text:p>
          </table:table-cell>
          <table:table-cell table:style-name="ce21" office:value-type="string" table:number-columns-spanned="2" table:number-rows-spanned="1">
            <text:p>blood / blood on your face / blood on your arm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v-2-119</text:p>
          </table:table-cell>
          <table:table-cell table:style-name="ce19" office:value-type="string">
            <text:p>anh ấy cắt chân / anh ấy cắt ngón tay / anh ấy cắt đầu</text:p>
          </table:table-cell>
          <table:table-cell table:style-name="ce21" office:value-type="string" table:number-columns-spanned="2" table:number-rows-spanned="1">
            <text:p>he cut his leg / he cut his fingers / he cut his head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h-1-120</text:p>
          </table:table-cell>
          <table:table-cell table:style-name="ce20" office:value-type="string">
            <text:p>ឈាម / មុខ / មុខរបស់អ្នក / ដៃ / ដៃរបស់អ្នក</text:p>
          </table:table-cell>
          <table:table-cell table:style-name="ce21" office:value-type="string">
            <text:p>chien3[blood / mo_k6[face / mo_k3 rob6-wan3 nia_k6 / dai3[hand / dai3 rob6-wan3 nie_k6</text:p>
          </table:table-cell>
          <table:table-cell table:style-name="ce21" office:value-type="string">
            <text:p>blood / face / your face / arm / your arm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크로만. (1) 미케는 결국 오지 않았다. (2) 크로는 페이스트 후 지상에 내려왔다. `뒹굴` 을 했다. (3) 크로를 안아하고 올리고, 무릎 위에 두고, 배를 어루만졌다. &lt;2&gt; 잠시 가만히 하고있었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drugi września, czwarty tydzień, dziewiąty miesiąc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&lt;1&gt; wydaje się, że wargi mogą utrzymać kształt `kan`-u. &lt;2&gt; Podnosisz dolną wargę równomiernie, dolną wargę, tutaj to znaczy, lekko wewnętrzą część której, podczas, środkowa część której lekko obniżona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ربعاء، الثاني عشرين من أيلول، الأسبوع الرابع، الشهر التاسع.</text:p>
          </table:table-cell>
          <table:table-cell table:style-name="ce21"/>
          <table:table-cell table:style-name="ce21" office:value-type="string">
            <text:p>it was wednesday, the twenty-second of september, the fourth week, the ninth month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بيست و دوم ماه سپتامبر، هفته چهارم، ماه نهم.</text:p>
          </table:table-cell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9">
            <text:p>9</text:p>
          </table:table-cell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солида'рность сформирова'лась в По'льше в 1980 году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6"/>
          <table:table-cell table:style-name="ce9" office:value-type="string">
            <text:p>v-1-</text:p>
          </table:table-cell>
          <table:table-cell table:style-name="ce19" office:value-type="string">
            <text:p>một chiếc hộp / mang, mang theo / mang một chiếc hộp / anh ấy mang một chiếc hộp / anh ấy đã mang một chiếc hộp</text:p>
          </table:table-cell>
          <table:table-cell table:style-name="ce21" office:value-type="string" table:number-columns-spanned="2" table:number-rows-spanned="1">
            <text:p>a box / to carry / to carry a box / he carries a box / he was carrying a box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 office:value-type="float" office:value="11">
            <text:p>11</text:p>
          </table:table-cell>
          <table:table-cell table:style-name="ce3" table:formula="of:=[.B11]+1" office:value-type="float" office:value="2">
            <text:p>2</text:p>
          </table:table-cell>
          <table:table-cell table:style-name="ce6"/>
          <table:table-cell table:style-name="ce9" office:value-type="string">
            <text:p>kh-1-</text:p>
          </table:table-cell>
          <table:table-cell table:style-name="ce20" office:value-type="string">
            <text:p>ញ៉ាំ / អ្នកញ៉ាំ / គាត់ញ៉ាំ / ពួកគេញ៉ាំ</text:p>
          </table:table-cell>
          <table:table-cell table:style-name="ce21" office:value-type="string">
            <text:p>nyam3 / nya_k3 nyam6 / kwo_t3 nyam6 / poo3-kee3 nyam6</text:p>
          </table:table-cell>
          <table:table-cell table:style-name="ce21" office:value-type="string">
            <text:p>eat / you eat / he eats / they eat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 office:value-type="float" office:value="12">
            <text:p>12</text:p>
          </table:table-cell>
          <table:table-cell table:style-name="ce3" table:formula="of:=[.B12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내가 `평평 자리`에 도착할 무렵 달려왔다. (2) 이어, 미케도 왔다. (3) 공원 운동장의 남 쪽 벤치에서 소년들이 있었기 때문에 미케를 안아하고 항상 옹벽 앞으로 돌아갔다. &lt;2&gt; 이 때 크로는 먼저 `팽팽` 에서 혼자 ` 뒹굴` 을 하고 있었다. 그리고 천천히 왔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3">
            <text:p>13</text:p>
          </table:table-cell>
          <table:table-cell table:style-name="ce3" table:formula="of:=[.B13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czwartek, dwudziesty trzeci września, czwarty tydzień, dziewiąty miesiąc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14">
            <text:p>14</text:p>
          </table:table-cell>
          <table:table-cell table:style-name="ce3" table:formula="of:=[.B14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ćwiczenie. (2) `kan`. dmuchanie na dziurze od piątej do zerowego. (3) kształt ust. &lt;1&gt; część już pod dolną wargą, gdzie skóra jest lekko wgnieciona, to część lekko unieś, do wewnętrz, a jednocześnie, podkręcasz górną wargę, aby obie usta, razem, tworzą drogi dla powietrza, drogi oddechow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15">
            <text:p>15</text:p>
          </table:table-cell>
          <table:table-cell table:style-name="ce3" table:formula="of:=[.B15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، الثالث عشرين من ايلول، الأسبوع الرابع، الشهر التاسع.</text:p>
          </table:table-cell>
          <table:table-cell table:style-name="ce21"/>
          <table:table-cell table:style-name="ce21" office:value-type="string">
            <text:p>it was friday, the twenty-third of september, the fourth week, the ninth month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6">
            <text:p>16</text:p>
          </table:table-cell>
          <table:table-cell table:style-name="ce3" table:formula="of:=[.B16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بيست و سوم ماه سپتامبر، هفته چهارم، ماه نهم بود.</text:p>
          </table:table-cell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office:value-type="float" office:value="17">
            <text:p>17</text:p>
          </table:table-cell>
          <table:table-cell table:style-name="ce3" table:formula="of:=[.B17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углуби'те[deepen свои' мы'сли. / незави'симо от того', како'й проду'кт вы производи'те, все'&lt;jo&gt; зави'сит от стоя'щих[standing за ним мы'слеи.</text:p>
            <text:p><text:a xlink:href="http://benfranklin.chips.jp/cake_apps/Cake_IFM11/images/index_2?filter_memo=tome&amp;sort=file_name&amp;direction=desc&amp;RBs_AND_OR_Memo=AND">http://benfranklin.chips.jp/cake_apps/Cake_IFM11/images/index_2?filter_memo=tome&amp;sort=file_name&amp;direction=desc&amp;RBs_AND_OR_Memo=AND</text:a>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8">
            <text:p>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6T10:46:06.57">
            <text:p>0926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một hộp rơi. / một hộp rơi trên mặt đất. / một hộp rơi vào anh ta.</text:p>
          </table:table-cell>
          <table:table-cell table:style-name="ce21" office:value-type="string" table:number-columns-spanned="2" table:number-rows-spanned="1">
            <text:p>a box fell. / a box fell on the ground / a box fell on him.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19">
            <text:p>19</text:p>
          </table:table-cell>
          <table:table-cell table:style-name="ce3" table:formula="of:=[.B19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s : <text:a xlink:href="https://youtu.be/K8mbMJ4S-RU?t=915">https://youtu.be/K8mbMJ4S-RU?t=915</text:a></text:p>
            <text:p>sh : <text:a xlink:href="https://youtu.be/K8mbMJ4S-RU?t=939">https://youtu.be/K8mbMJ4S-RU?t=939</text:a></text:p>
            <text:p>ns : <text:a xlink:href="https://youtu.be/K8mbMJ4S-RU?t=966">https://youtu.be/K8mbMJ4S-RU?t=966</text:a></text:p>
            <text:p>t : <text:a xlink:href="https://youtu.be/K8mbMJ4S-RU?t=1000">https://youtu.be/K8mbMJ4S-RU?t=1000</text:a></text:p>
            <text:p>th : <text:a xlink:href="https://youtu.be/K8mbMJ4S-RU?t=1027">https://youtu.be/K8mbMJ4S-RU?t=1027</text:a></text:p>
          </table:table-cell>
          <table:table-cell table:style-name="ce21" office:value-type="string" table:number-columns-spanned="2" table:number-rows-spanned="1">
            <text:p>ts : <text:a xlink:href="https://youtu.be/K8mbMJ4S-RU?t=1061">https://youtu.be/K8mbMJ4S-RU?t=1061</text:a>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20">
            <text:p>20</text:p>
          </table:table-cell>
          <table:table-cell table:style-name="ce3" table:formula="of:=[.B20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평평자리에 달할 무렵, 크로는 그 위치의 옹벽 위에 있었다. &lt;2&gt; 다시 계단 아래에서 내려 오려고 했었는지. &lt;3&gt; 그대로 항상 옹벽으로. (2) 미케가 먼저 지상에 내려왔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1">
            <text:p>21</text:p>
          </table:table-cell>
          <table:table-cell table:style-name="ce3" table:formula="of:=[.B21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ąty września, czwarty tydzień, dziewiąty miesiąc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22">
            <text:p>22</text:p>
          </table:table-cell>
          <table:table-cell table:style-name="ce3" table:formula="of:=[.B22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na dziurze czwartej i piątej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23">
            <text:p>23</text:p>
          </table:table-cell>
          <table:table-cell table:style-name="ce3" table:formula="of:=[.B23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سبت، الخامس عشرين من أيلول، الأسبوع الرابع، الشهر التاسع.</text:p>
          </table:table-cell>
          <table:table-cell table:style-name="ce21"/>
          <table:table-cell table:style-name="ce21" office:value-type="string">
            <text:p>it was saturday, the twenty-fifth of september, the fourth week, the ninth month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4">
            <text:p>24</text:p>
          </table:table-cell>
          <table:table-cell table:style-name="ce3" table:formula="of:=[.B24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بيست و پنجم ماه سپتامبر، هفته چهارم، ماه نهم.</text:p>
          </table:table-cell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office:value-type="float" office:value="25">
            <text:p>25</text:p>
          </table:table-cell>
          <table:table-cell table:style-name="ce3" table:formula="of:=[.B25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ы и'щете[look-for цену на рис. / вы де'лаете это, потому что хоти'те по'&lt;a&gt;моть лю'дям, выра'щивающим рис.</text:p>
            <text:p><text:a xlink:href="http://benfranklin.chips.jp/cake_apps/Cake_IFM11/images/view/49348">http://benfranklin.chips.jp/cake_apps/Cake_IFM11/images/view/49348</text:a>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27T11:56:19.96">
            <text:p>0927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ឈាម / មុខ / ឈាម នៅលើ មុខ / មុខ របស់ អ្នក / ឈាម នៅលើ មុខ របស់ អ្នក</text:p>
          </table:table-cell>
          <table:table-cell table:style-name="ce21" office:value-type="string">
            <text:p>chien3 / mo_k6 / chien3 man6-lou6 mo_k6 / mo_k6 rob-wan-nya_k6 / chien3 man6-lou6 mo_k6 rob-wan-nya_k6</text:p>
          </table:table-cell>
          <table:table-cell table:style-name="ce21" office:value-type="string">
            <text:p>blood / face / blood on the face / your face / blood on your face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27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먼저 운동장 근처, 이미. (2) 미케오 온다. 평평자리 좀 앞까지. (3) 페이스트 후 크로가 내려왔다. &lt;2&gt; 마사지. 하지만, 곧 옹벽으로 돌려 보냈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28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szósty września, czwarty tudzień, dziewiąty miesiąc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29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nowu `kan`, a potem `dai-kan`. (2) ruch przejściowy obu warg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سادس عشرين من أيلول، الأسبوع الرابع، الشهر التاسع.</text:p>
          </table:table-cell>
          <table:table-cell table:style-name="ce21"/>
          <table:table-cell table:style-name="ce21" office:value-type="string">
            <text:p>it was sunday, the twenty-sixth of september, the fourth week, the ninth month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31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ششم ماه سپتامبر، هفته چهارم، ماه نهم.</text:p>
          </table:table-cell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32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 проли'ве Цугару, кора'бль опроки'нулся в 1954 году, двадцать шесто'е сентя'бря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 office:value-type="date" office:date-value="2021-09-28T10:32:35.98">
            <text:p>0928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cầu thang / thang máy / tường / sàn nhà / </text:p>
          </table:table-cell>
          <table:table-cell table:style-name="ce21" office:value-type="string" table:number-columns-spanned="2" table:number-rows-spanned="1">
            <text:p>階段。エレベーター。壁。床。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 table:number-columns-repeated="2"/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먼저 미케만. &lt;2&gt; 미케의 마사지를 시작했던 무렵, 크로가 돌출 뒤에서 왔다. (2) 돌아가기. &lt;1&gt; 미케는 스스로 돌아갔다. (3) 운동장에는 아무도 없었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wudziesty siódmy września, piąty tydzień, dziewiąty miesiąc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 table:number-columns-repeated="2"/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 `kan`. &lt;1&gt; jak dla kształtu warg, poznałem[recognized inną nową formę. &lt;2&gt; warga dolna : unieś[raise każdą część wargi dolnej, prawie równomiernie[evenly. &lt;3&gt; warga górna : zakrzywiasz[curve czubek[tip wargi górnej w dół. &lt;4&gt; w ten sposób, popychasz[push wychodzący[out-going strumień[stream powietrza w dół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 table:number-columns-repeated="2"/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ثنين، السابع عشرين من أيلول، الأسبوع الخامس، الشهر التاسع.</text:p>
          </table:table-cell>
          <table:table-cell table:style-name="ce21"/>
          <table:table-cell table:style-name="ce21" office:value-type="string">
            <text:p>it was monday, the twenty-seventh of september, the fifth week, the ninth month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number-columns-repeated="2"/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دوشنبه بود، بيست و هفتم ماه سپتامبر، هفته پنجم، ماه نهم.</text:p>
          </table:table-cell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 table:number-columns-repeated="2"/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двадцать восьмое сентября : маркс и другие люди сформировали первый интернационал в 1864 году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28T11:04:17.3">
            <text:p>0928 <text:s/>110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9-28T11:04:17.3">
            <text:p>0928 <text:s/>1104</text:p>
          </table:table-cell>
          <table:table-cell table:style-name="ce7" table:formula="of:=NOW()" office:value-type="date" office:date-value="2021-09-28T11:04:17.3">
            <text:p>0928 <text:s/>110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9-28T11:04:17.3">
            <text:p>0928 <text:s/>110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8">2021/09/28</text:date>, <text:time>11:04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9-28T11:04:16.62</dc:date>
    <dc:creator>iwabuchi ken</dc:creator>
    <meta:editing-duration>P7DT15H36M3S</meta:editing-duration>
    <meta:editing-cycles>1115</meta:editing-cycles>
    <meta:generator>OpenOffice/4.1.3$Win32 OpenOffice.org_project/413m1$Build-9783</meta:generator>
    <meta:document-statistic meta:table-count="2" meta:cell-count="1142" meta:object-count="0"/>
  </office:meta>
</office:document-meta>
</file>